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equestSpec.getAdapter( Class &lt; ? &gt; a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Spec.retrieveFlux( ResolvableType elementTy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RSocketRequester.metadata( Object metadata , @ Nullable MimeType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Spec.retrieveMono( ParameterizedTypeReference &lt; T &gt; dataTyp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SocketRequester.rsocket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SocketRequester.strateg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SocketRequester.rsock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Spec.data(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equestSpec.encodeData( T value , ResolvableType elementType , @ Nullable Encoder &lt; ? &gt; enco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SocketRequester.data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Spec.s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Spec.retrieveMono( ResolvableType elemen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RequestSpec.DefaultRequestSpec( Object metadata , @ Nullable MimeType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Spec.getPayloadMon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SocketRequester.route( String route , Object ... 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SocketRequester.metadata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Spec.DefaultRequestSpec( String route , Object ... v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Spec.retrieveMono( Class &lt; T &gt; dat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Spec.retainDataAndReleasePayload( Payload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Spec.retrieveFlux( Class &lt; T &gt; dat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SocketRequester.DefaultRSocketRequester( @ Nullable RSocketClient rsocketClient , @ Nullable RSocket rsocket , MimeType dataMimeType , MimeType metadataMimeType , RSocketStrategies strategi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RequestSpec.data( Object producer , ParameterizedTypeReference &lt; ? &gt; elementTyp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RequestSpec.data( Object producer , Class &lt; ? &gt; elem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RequestSpec.metadata( Object metadata , MimeType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questSpec.firstPayload( Mono &lt; DataBuffer &gt; encoded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equestSpec.send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Spec.metadata( Consumer &lt; MetadataSpec &lt; ? &gt; &gt;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RequestSpec.createPayload( Object input , ResolvableType elementType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DefaultRSocketRequester.isVoid( ResolvableType elem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equestSpec.retrieveFlux( ParameterizedTypeReference &lt; T &gt; dataType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SocketRequester.buff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